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line-height="200%"/>
    </style:style>
    <style:style style:name="T7" style:parent-style-name="E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n" fo:country="US"/>
    </style:style>
    <style:style style:name="T8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P9" style:parent-style-name="Normal" style:family="paragraph">
      <style:paragraph-properties fo:text-align="justify" fo:line-height="200%"/>
    </style:style>
    <style:style style:name="T10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1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2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3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4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15" style:parent-style-name="Normal" style:family="paragraph">
      <style:paragraph-properties fo:text-align="justify" fo:line-height="200%"/>
    </style:style>
    <style:style style:name="T16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7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8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9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0" style:parent-style-name="Paragraphedeliste" style:list-style-name="LFO1" style:family="paragraph">
      <style:paragraph-properties fo:text-align="justify" fo:line-height="200%"/>
    </style:style>
    <style:style style:name="T21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2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3" style:parent-style-name="Paragraphedeliste" style:list-style-name="LFO1" style:family="paragraph">
      <style:paragraph-properties fo:text-align="justify" fo:line-height="200%"/>
    </style:style>
    <style:style style:name="T24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5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6" style:parent-style-name="Paragraphedeliste" style:list-style-name="LFO1" style:family="paragraph">
      <style:paragraph-properties fo:text-align="justify" fo:line-height="200%"/>
    </style:style>
    <style:style style:name="T27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9" style:parent-style-name="Paragraphedeliste" style:list-style-name="LFO1" style:family="paragraph">
      <style:paragraph-properties fo:text-align="justify" fo:line-height="200%"/>
    </style:style>
    <style:style style:name="T30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31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32" style:parent-style-name="Paragraphedeliste" style:list-style-name="LFO1" style:family="paragraph">
      <style:paragraph-properties fo:text-align="justify" fo:line-height="200%"/>
    </style:style>
    <style:style style:name="T33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34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35" style:parent-style-name="Paragraphedeliste" style:list-style-name="LFO1" style:family="paragraph">
      <style:paragraph-properties fo:text-align="justify" fo:line-height="200%"/>
    </style:style>
    <style:style style:name="T36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37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38" style:parent-style-name="Paragraphedeliste" style:list-style-name="LFO1" style:family="paragraph">
      <style:paragraph-properties fo:text-align="justify" fo:line-height="200%"/>
    </style:style>
    <style:style style:name="T39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40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41" style:parent-style-name="Paragraphedeliste" style:list-style-name="LFO1" style:family="paragraph">
      <style:paragraph-properties fo:text-align="justify" fo:line-height="200%"/>
    </style:style>
    <style:style style:name="T42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43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44" style:parent-style-name="Paragraphedeliste" style:list-style-name="LFO1" style:family="paragraph">
      <style:paragraph-properties fo:text-align="justify" fo:line-height="200%"/>
    </style:style>
    <style:style style:name="T45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46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47" style:parent-style-name="Paragraphedeliste" style:list-style-name="LFO1" style:family="paragraph">
      <style:paragraph-properties fo:text-align="justify" fo:line-height="200%"/>
    </style:style>
    <style:style style:name="T48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49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0" style:parent-style-name="Paragraphedeliste" style:list-style-name="LFO1" style:family="paragraph">
      <style:paragraph-properties fo:text-align="justify" fo:line-height="200%"/>
    </style:style>
    <style:style style:name="T51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2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3" style:parent-style-name="Paragraphedeliste" style:list-style-name="LFO1" style:family="paragraph">
      <style:paragraph-properties fo:text-align="justify" fo:line-height="200%"/>
    </style:style>
    <style:style style:name="T54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5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6" style:parent-style-name="Paragraphedeliste" style:list-style-name="LFO1" style:family="paragraph">
      <style:paragraph-properties fo:text-align="justify" fo:line-height="200%"/>
    </style:style>
    <style:style style:name="T57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9" style:parent-style-name="Paragraphedeliste" style:list-style-name="LFO1" style:family="paragraph">
      <style:paragraph-properties fo:text-align="justify" fo:line-height="200%"/>
    </style:style>
    <style:style style:name="T60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1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2" style:parent-style-name="Paragraphedeliste" style:list-style-name="LFO1" style:family="paragraph">
      <style:paragraph-properties fo:text-align="justify" fo:line-height="200%"/>
    </style:style>
    <style:style style:name="T63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4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5" style:parent-style-name="Paragraphedeliste" style:list-style-name="LFO1" style:family="paragraph">
      <style:paragraph-properties fo:text-align="justify" fo:line-height="200%"/>
    </style:style>
    <style:style style:name="T66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6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9" style:parent-style-name="Paragraphedeliste" style:list-style-name="LFO1" style:family="paragraph">
      <style:paragraph-properties fo:text-align="justify" fo:line-height="200%"/>
    </style:style>
    <style:style style:name="T70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1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72" style:parent-style-name="Paragraphedeliste" style:list-style-name="LFO1" style:family="paragraph">
      <style:paragraph-properties fo:text-align="justify" fo:line-height="200%"/>
    </style:style>
    <style:style style:name="T73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4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75" style:parent-style-name="Paragraphedeliste" style:list-style-name="LFO1" style:family="paragraph">
      <style:paragraph-properties fo:text-align="justify" fo:line-height="200%"/>
    </style:style>
    <style:style style:name="T76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78" style:parent-style-name="Normal" style:family="paragraph">
      <style:paragraph-properties fo:text-align="justify" fo:line-height="200%"/>
    </style:style>
    <style:style style:name="T79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80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81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82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83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84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85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86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87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88" style:parent-style-name="Paragraphedeliste" style:list-style-name="LFO2" style:family="paragraph">
      <style:paragraph-properties fo:text-align="justify" fo:line-height="200%"/>
    </style:style>
    <style:style style:name="T89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90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91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92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93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94" style:parent-style-name="Paragraphedeliste" style:list-style-name="LFO2" style:family="paragraph">
      <style:paragraph-properties fo:text-align="justify" fo:line-height="200%"/>
    </style:style>
    <style:style style:name="T95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96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97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98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99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</office:automatic-styles>
  <office:body>
    <office:text text:use-soft-page-breaks="true">
      <text:p text:style-name="P1"><text:span text:style-name="T7">N-SDM</text:span><text:span text:style-name="T8"><text:s/>main outputs</text:span></text:p>
      <text:p text:style-name="P9"><text:span text:style-name="T10">N-SDM</text:span><text:span text:style-name="T11"><text:s/>outputs can be retrieved from the “scratch” and “save” folders. After each<text:s/></text:span><text:span text:style-name="T12">N-SDM</text:span><text:span text:style-name="T13"><text:s/>run, main outputs from the scratch are synchronized to the save folder. It is possible to customize the list of outputs to<text:s/></text:span><text:span text:style-name="T14">synchronize by adding or removing elements from the “rsync_exclude” setting (settings.psv). The scratch folder is dedicated to temporary storage, by default the files located in the scratch will be deleted before each new run.</text:span></text:p>
      <text:p text:style-name="P15"><text:span text:style-name="T16">A typical<text:s/></text:span><text:span text:style-name="T17">N-SDM</text:span><text:span text:style-name="T18"><text:s/>run is generating the following sub-folders of outputs</text:span><text:span text:style-name="T19">.</text:span></text:p>
      <text:list text:style-name="LFO1" text:continue-numbering="true">
        <text:list-item>
          <text:p text:style-name="P20"><text:span text:style-name="T21">d0_dataset</text:span><text:span text:style-name="T22">: species occurrence data used for model fitting, before and after spatial temporal disaggregation (.rds and .shp)</text:span></text:p>
        </text:list-item>
        <text:list-item>
          <text:p text:style-name="P23"><text:span text:style-name="T24">d1_covsel</text:span><text:span text:style-name="T25">: selected covariates (.rds)</text:span></text:p>
        </text:list-item>
        <text:list-item>
          <text:p text:style-name="P26"><text:span text:style-name="T27">d2_models</text:span><text:span text:style-name="T28">: individual model objects for each algorithm and hyperparameter configuration. *_tune.rds files include all tuned models with training/testing sets. *_model.rds files store only the final model refitted on the full dataset using the best hyperparameters.</text:span></text:p>
        </text:list-item>
        <text:list-item>
          <text:p text:style-name="P29"><text:span text:style-name="T30">d3_evals</text:span><text:span text:style-name="T31">: individual model assessment metrics (.psv)</text:span></text:p>
        </text:list-item>
        <text:list-item>
          <text:p text:style-name="P32"><text:span text:style-name="T33">d4_covimps</text:span><text:span text:style-name="T34">: covariate importance scores (.psv)</text:span></text:p>
        </text:list-item>
        <text:list-item>
          <text:p text:style-name="P35"><text:span text:style-name="T36">d5_respcurves</text:span><text:span text:style-name="T37">: response curve data (.rds)</text:span></text:p>
        </text:list-item>
        <text:list-item>
          <text:p text:style-name="P38"><text:span text:style-name="T39">d6_preds</text:span><text:span text:style-name="T40">: raw predictions obtained for each individual algorithm (.rds)</text:span></text:p>
        </text:list-item>
        <text:list-item>
          <text:p text:style-name="P41"><text:span text:style-name="T42">d7_maps</text:span><text:span text:style-name="T43">: mapped predictions obtained for each individual algorithm (.tif)</text:span></text:p>
        </text:list-item>
        <text:list-item>
          <text:p text:style-name="P44"><text:span text:style-name="T45">d8_ensembles</text:span><text:span text:style-name="T46">: ensemble maps (.tif)</text:span></text:p>
        </text:list-item>
        <text:list-item>
          <text:p text:style-name="P47"><text:span text:style-name="T48">d9_ensembles-cv</text:span><text:span text:style-name="T49">: coefficient of variation maps for d8_ensembles (.tif)</text:span></text:p>
        </text:list-item>
        <text:list-item>
          <text:p text:style-name="P50"><text:span text:style-name="T51">d10_nested-ensembles</text:span><text:span text:style-name="T52">: nested ensemble maps (.tif)</text:span></text:p>
        </text:list-item>
        <text:list-item>
          <text:p text:style-name="P53"><text:span text:style-name="T54">d11_evals-ensembles</text:span><text:span text:style-name="T55">: model assessment metrics for ensembles and nested ensembles (.psv)</text:span></text:p>
        </text:list-item>
        <text:list-item>
          <text:p text:style-name="P56"><text:span text:style-name="T57">d12_preds-sce</text:span><text:span text:style-name="T58">: raw prediction obtained for each individual algorithm and scenario x period combination (.rds)</text:span></text:p>
        </text:list-item>
        <text:list-item>
          <text:p text:style-name="P59"><text:span text:style-name="T60">d13_maps-sce</text:span><text:span text:style-name="T61">: mapped predictions obtained for each individual algorithm and scenario x period combination (.tif)</text:span></text:p>
        </text:list-item>
        <text:list-item>
          <text:p text:style-name="P62"><text:span text:style-name="T63">d14_ensembles-sce</text:span><text:span text:style-name="T64">: ensemble maps for each scenario x period combination (.tif)</text:span></text:p>
        </text:list-item>
        <text:list-item>
          <text:p text:style-name="P65"><text:span text:style-name="T66">d15_ensembles-cv-sce</text:span><text:span text:style-name="T67">: coefficient of variation maps for</text:span><text:span text:style-name="T68"><text:tab/>d14_ensembles-sce (.tif)</text:span></text:p>
        </text:list-item>
        <text:list-item>
          <text:p text:style-name="P69"><text:span text:style-name="T70">d16_nested-ensembles-sce</text:span><text:span text:style-name="T71">: nested ensemble maps for each scenario x period combination (.tif)</text:span></text:p>
        </text:list-item>
        <text:list-item>
          <text:p text:style-name="P72"><text:span text:style-name="T73">plots</text:span><text:span text:style-name="T74">: response curves from d5 (.pdf)</text:span></text:p>
        </text:list-item>
        <text:list-item>
          <text:p text:style-name="P75"><text:span text:style-name="T76">sacct</text:span><text:span text:style-name="T77">: exported from the .script/tmp folder for each run, job status and resource usage logs from SLURM, useful for monitoring and debugging (.psv)</text:span></text:p>
        </text:list-item>
      </text:list>
      <text:p text:style-name="P78"><text:span text:style-name="T79">NOTE</text:span><text:span text:style-name="T80">:<text:s/></text:span><text:span text:style-name="T81">Within each output directory, results are organized by level (</text:span><text:span text:style-name="T82">glo</text:span><text:span text:style-name="T83">bal or<text:s/></text:span><text:span text:style-name="T84">reg</text:span><text:span text:style-name="T85">ional).</text:span><text:span text:style-name="T86"><text:s/></text:span><text:span text:style-name="T87">Inside the regional folders, the structure further depends on the nesting strategy:</text:span></text:p>
      <text:list text:style-name="LFO2" text:continue-numbering="true">
        <text:list-item>
          <text:p text:style-name="P88"><text:span text:style-name="T89">The<text:s/></text:span><text:span text:style-name="T90">covariate</text:span><text:span text:style-name="T91"><text:s/>folder contains outputs generated<text:s/></text:span><text:span text:style-name="T92">for or from<text:s/></text:span><text:span text:style-name="T93">the covariate nesting approach, where global predictions are included as explanatory variables in regional models.</text:span></text:p>
        </text:list-item>
        <text:list-item>
          <text:p text:style-name="P94"><text:span text:style-name="T95">The<text:s/></text:span><text:span text:style-name="T96">posthoc</text:span><text:span text:style-name="T97"><text:s/>folder includes outputs<text:s/></text:span><text:span text:style-name="T98">for or<text:s/></text:span><text:span text:style-name="T99">from posthoc nesting strategies, which combine global and regional predictions after model fitting (e.g., multiply and average methods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line-height="102%"/>
      <style:text-properties style:letter-kerning="false" fo:font-size="11pt" style:font-size-asian="11pt" style:font-size-complex="11pt" fo:language="fr" fo:country="CH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" style:display-name="1367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letter-kerning="false" fo:font-size="11pt" style:font-size-asian="11pt" style:font-size-complex="11pt" fo:language="fr" fo:country="CH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letter-kerning="false" fo:font-size="11pt" style:font-size-asian="11pt" style:font-size-complex="11pt" fo:language="fr" fo:country="CH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T2" style:parent-style-name="Policepardéfaut" style:family="text">
      <style:text-properties fo:language="en" fo:country="US"/>
    </style:style>
    <style:style style:name="T3" style:parent-style-name="Lienhypertexte" style:family="text">
      <style:text-properties fo:language="en" fo:country="US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En-tête"><text:span text:style-name="T2">Author: Antoine Adde (</text:span><text:a xlink:href="mailto:antoine.adde@eawag.ch" office:target-frame-name="_top" xlink:show="replace"><text:span text:style-name="T3">antoine.adde@eawag.ch</text:span></text:a><text:span text:style-name="T4">)</text:span><text:span text:style-name="T5"><text:line-break/></text:span><text:span text:style-name="T6">Date: 02.10.2025</text:span></text:p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de, Antoine</meta:initial-creator>
    <dc:creator>Adde, Antoine</dc:creator>
    <meta:creation-date>2025-10-03T15:05:00Z</meta:creation-date>
    <dc:date>2025-10-21T21:54:00Z</dc:date>
    <meta:template xlink:href="Normal.dotm" xlink:type="simple"/>
    <meta:editing-cycles>8</meta:editing-cycles>
    <meta:editing-duration>PT0S</meta:editing-duration>
    <meta:document-statistic meta:page-count="2" meta:paragraph-count="5" meta:word-count="399" meta:character-count="2673" meta:row-count="18" meta:non-whitespace-character-count="2279"/>
  </office:meta>
</office:document-meta>
</file>